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6:19:29.486580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30T17:39:49.888850299</dc:date>
    <meta:editing-duration>P10DT15H2M13S</meta:editing-duration>
    <meta:editing-cycles>3288</meta:editing-cycles>
    <meta:generator>LibreOffice/4.2.6.3$Linux_X86_64 LibreOffice_project/420m0$Build-3</meta:generator>
    <meta:document-statistic meta:table-count="19" meta:cell-count="9031" meta:object-count="0"/>
  </office:meta>
</office:document-meta>
</file>